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8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table:style-name="ce5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table:style-name="ce5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5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table:style-name="ce5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table:style-name="ce2" office:value-type="string" calcext:value-type="string">
            <text:p>BUGS: Return Fire. Still fires after hunkering down and when hunkering down. Does this because of event order.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TODO: WeaponUpgradeMissDamage on shots?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table:style-name="ce2"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table:style-name="ce2"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table:style-name="ce2"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.00.0000</text:date>, <text:time style:data-style-name="N2" text:time-value="09:26:54.3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21T16:23:26.336000000</dc:date>
    <meta:editing-duration>P1DT11H32M10S</meta:editing-duration>
    <meta:editing-cycles>21</meta:editing-cycles>
    <meta:generator>LibreOffice/5.1.3.2$Windows_x86 LibreOffice_project/644e4637d1d8544fd9f56425bd6cec110e49301b</meta:generator>
    <meta:document-statistic meta:table-count="2" meta:cell-count="86" meta:object-count="0"/>
  </office:meta>
</office:document-meta>
</file>